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1.284cm" fo:min-width="3.834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284cm" fo:min-width="3.034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284cm" fo:min-width="3.034cm"/>
    </style:style>
    <style:style style:name="gr4" style:family="graphic" style:parent-style-name="standard">
      <style:graphic-properties draw:textarea-horizontal-align="justify" draw:textarea-vertical-align="middle" draw:auto-grow-height="false" fo:min-height="1.284cm" fo:min-width="3.034cm"/>
    </style:style>
    <style:style style:name="gr5" style:family="graphic" style:parent-style-name="standard">
      <style:graphic-properties draw:textarea-horizontal-align="justify" draw:textarea-vertical-align="middle" draw:auto-grow-height="false" fo:min-height="1.284cm" fo:min-width="4.6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cm" svg:height="1.7cm" svg:x="9.7cm" svg:y="4.9cm">
          <text:p text:style-name="P1">Compa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7cm" svg:height="1.7cm" svg:x="5.4cm" svg:y="7.8cm">
          <text:p text:style-name="P1">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7cm" svg:height="1.7cm" svg:x="1.2cm" svg:y="4.8cm">
          <text:p text:style-name="P1">Per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3.7cm" svg:height="1.7cm" svg:x="7.5cm" svg:y="10.6cm">
          <text:p text:style-name="P1">Role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5.3cm" svg:height="1.7cm" svg:x="14.4cm" svg:y="7.2cm">
          <text:p text:style-name="P1">Company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9.1cm" svg:y1="8.65cm" svg:x2="11.95cm" svg:y2="6.6cm" draw:start-shape="id1" draw:start-glue-point="1" draw:end-shape="id2" draw:end-glue-point="2" svg:d="M9100 8650h2850v-2050" svg:viewBox="0 0 2851 2051">
          <text:p/>
        </draw:connector>
        <draw:connector draw:style-name="gr6" draw:text-style-name="P4" draw:layer="layout" svg:x1="5.4cm" svg:y1="8.65cm" svg:x2="3.05cm" svg:y2="6.5cm" draw:start-shape="id1" draw:start-glue-point="3" draw:end-shape="id3" svg:d="M5400 8650h-2350v-2150" svg:viewBox="0 0 2351 2151">
          <text:p/>
        </draw:connector>
        <draw:connector draw:style-name="gr6" draw:text-style-name="P4" draw:layer="layout" draw:type="line" svg:x1="7.25cm" svg:y1="9.5cm" svg:x2="9.35cm" svg:y2="10.6cm" draw:start-shape="id1" draw:start-glue-point="2" draw:end-shape="id4" draw:end-glue-point="0" svg:d="M7250 9500l2100 1100" svg:viewBox="0 0 2101 1101">
          <text:p/>
        </draw:connector>
        <draw:connector draw:style-name="gr6" draw:text-style-name="P4" draw:layer="layout" draw:type="line" svg:x1="14.2cm" svg:y1="5.75cm" svg:x2="17.05cm" svg:y2="7.2cm" draw:start-shape="id2" draw:start-glue-point="1" draw:end-shape="id5" draw:end-glue-point="0" svg:d="M14200 5750l2850 1450" svg:viewBox="0 0 2851 1451">
          <text:p/>
        </draw:connector>
        <draw:custom-shape draw:style-name="gr3" draw:text-style-name="P2" xml:id="id6" draw:id="id6" draw:layer="layout" svg:width="3.7cm" svg:height="1.7cm" svg:x="5.4cm" svg:y="2.5cm">
          <text:p text:style-name="P1">Part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3.05cm" svg:y1="4.8cm" svg:x2="5.4cm" svg:y2="3.35cm" draw:start-shape="id3" draw:start-glue-point="0" draw:end-shape="id6" svg:d="M3050 4800v-1450h2350" svg:viewBox="0 0 2351 1451">
          <text:p/>
        </draw:connector>
        <draw:connector draw:style-name="gr6" draw:text-style-name="P4" draw:layer="layout" svg:x1="11.95cm" svg:y1="4.9cm" svg:x2="9.1cm" svg:y2="3.35cm" draw:start-shape="id2" draw:start-glue-point="0" draw:end-shape="id6" draw:end-glue-point="1" svg:d="M11950 4900v-1550h-2850" svg:viewBox="0 0 2851 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_32__20_Dots_20_1_20_Dash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Saffre</meta:initial-creator>
    <meta:creation-date>2017-09-19T22:15:01.636508606</meta:creation-date>
    <dc:date>2017-09-19T23:25:18.475643256</dc:date>
    <dc:creator>Luc Saffre</dc:creator>
    <meta:editing-duration>PT19M4S</meta:editing-duration>
    <meta:editing-cycles>8</meta:editing-cycles>
    <meta:generator>LibreOffice/5.1.6.2$Linux_X86_64 LibreOffice_project/10m0$Build-2</meta:generator>
    <meta:document-statistic meta:object-count="12"/>
  </office:meta>
</office:document-meta>
</file>